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0200000002000309F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7.937cm"/>
    </style:style>
    <style:style style:name="pr3" style:family="presentation" style:parent-style-name="Default-notes">
      <style:graphic-properties draw:fill-color="#ffffff" fo:min-height="12.322cm"/>
    </style:style>
    <style:style style:name="pr4" style:family="presentation" style:parent-style-name="Default-outline1">
      <style:graphic-properties fo:min-height="13.61cm"/>
    </style:style>
    <style:style style:name="pr5" style:family="presentation" style:parent-style-name="Default-title">
      <style:graphic-properties fo:min-height="3.256cm"/>
    </style:style>
    <style:style style:name="P1" style:family="paragraph">
      <style:paragraph-properties fo:line-height="115%"/>
    </style:style>
    <style:style style:name="P2" style:family="paragraph">
      <style:paragraph-properties fo:margin-left="1.27cm" fo:margin-right="0cm" fo:line-height="115%" fo:text-indent="0cm"/>
    </style:style>
    <style:style style:name="P3" style:family="paragraph">
      <style:paragraph-properties fo:margin-left="0cm" fo:margin-right="0cm" fo:line-height="115%" fo:text-indent="1.27cm"/>
    </style:style>
    <style:style style:name="P4" style:family="paragraph">
      <style:text-properties fo:font-size="22pt" style:font-size-asian="22pt" style:font-size-complex="22pt"/>
    </style:style>
    <style:style style:name="P5" style:family="paragraph">
      <style:text-properties fo:font-size="20pt"/>
    </style:style>
    <style:style style:name="P6" style:family="paragraph">
      <style:text-properties fo:font-size="24pt" style:font-size-asian="24pt" style:font-size-complex="24pt"/>
    </style:style>
    <style:style style:name="T1" style:family="text">
      <style:text-properties fo:language="en" fo:country="US"/>
    </style:style>
    <style:style style:name="T2" style:family="text">
      <style:text-properties fo:font-size="24pt" style:font-size-asian="24pt" style:font-size-complex="24pt"/>
    </style:style>
    <style:style style:name="T3" style:family="text">
      <style:text-properties fo:font-family="'Courier New'" style:font-family-generic="roman" style:font-pitch="variable" fo:font-size="22pt" fo:language="en" fo:country="US" style:font-size-asian="22pt" style:language-asian="en" style:country-asian="US" style:font-family-complex="'Courier New'" style:font-family-generic-complex="roman" style:font-pitch-complex="variable" style:font-size-complex="22pt"/>
    </style:style>
    <style:style style:name="T4" style:family="text">
      <style:text-properties fo:font-family="'Courier New'" style:font-family-generic="roman" style:font-pitch="variable" fo:font-size="22pt" fo:language="en" fo:country="US" style:font-size-asian="22pt" style:language-asian="en" style:country-asian="US" style:font-family-complex="'Courier New'" style:font-family-generic-complex="roman" style:font-pitch-complex="variable" style:font-size-complex="12.5pt"/>
    </style:style>
    <style:style style:name="T5" style:family="text">
      <style:text-properties fo:font-family="Arial" style:font-family-generic="swiss" style:font-pitch="variable" fo:font-size="12pt" fo:font-style="italic" style:font-family-asian="Arial" style:font-family-generic-asian="swiss" style:font-pitch-asian="variable" style:font-family-complex="Arial" style:font-family-generic-complex="swiss" style:font-pitch-complex="variable" style:font-size-complex="6.80000019073486pt" style:font-style-complex="italic"/>
    </style:style>
    <style:style style:name="T6" style:family="text">
      <style:text-properties fo:font-family="Arial" style:font-family-generic="swiss" style:font-pitch="variable" fo:font-size="12pt" fo:font-style="normal" style:font-family-asian="Arial" style:font-family-generic-asian="swiss" style:font-pitch-asian="variable" style:font-family-complex="Arial" style:font-family-generic-complex="swiss" style:font-pitch-complex="variable" style:font-size-complex="6.80000019073486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3.507cm" svg:x="1.4cm" svg:y="0.837cm" presentation:class="title" presentation:user-transformed="true">
          <draw:text-box>
            <text:p/>
          </draw:text-box>
        </draw:frame>
        <draw:frame presentation:style-name="pr2" draw:layer="layout" svg:width="25.199cm" svg:height="17.937cm" svg:x="1.4cm" svg:y="0.837cm" presentation:class="subtitle" presentation:user-transformed="true">
          <draw:text-box>
            <text:p>Paxtools, a Java API for BioPAX</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32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7cm" svg:x="1.4cm" svg:y="0.837cm" presentation:class="title">
          <draw:text-box>
            <text:p>Paxtools: Features</text:p>
          </draw:text-box>
        </draw:frame>
        <draw:frame presentation:style-name="pr4" draw:layer="layout" svg:width="25.199cm" svg:height="13.86cm" svg:x="1.4cm" svg:y="4.914cm" presentation:class="outline">
          <draw:text-box>
            <text:list text:style-name="L2">
              <text:list-item>
                <text:p>A complete and consistent implementation of BioPAX specification:</text:p>
                <text:list>
                  <text:list-item>
                    <text:p>POJO Beans</text:p>
                  </text:list-item>
                  <text:list-item>
                    <text:p>Getters/Setters</text:p>
                    <text:p/>
                  </text:list-item>
                </text:list>
              </text:list-item>
              <text:list-item>
                <text:p>Handles non-OO OWL constructs</text:p>
                <text:list>
                  <text:list-item>
                    <text:p>Subproperties, reverse properties, anonymous classes</text:p>
                  </text:list-item>
                </text:list>
                <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7cm" svg:x="1.4cm" svg:y="0.837cm" presentation:class="title">
          <draw:text-box>
            <text:p>Paxtools Feature:cntd</text:p>
          </draw:text-box>
        </draw:frame>
        <draw:frame presentation:style-name="pr4" draw:layer="layout" svg:width="25.199cm" svg:height="13.86cm" svg:x="1.4cm" svg:y="4.914cm" presentation:class="outline">
          <draw:text-box>
            <text:list text:style-name="L2">
              <text:list-item>
                <text:p>2 Levels of validation: </text:p>
                <text:list>
                  <text:list-item>
                    <text:p>Fail-fast syntactic validation</text:p>
                  </text:list-item>
                  <text:list-item>
                    <text:p>“Post” validation: Complex rules and best practices</text:p>
                  </text:list-item>
                </text:list>
              </text:list-item>
              <text:list-item>
                <text:p>Seamless handling of different BioPAX levels</text:p>
              </text:list-item>
              <text:list-item>
                <text:p>Efficient traversal and editing via reflection</text:p>
              </text:list-item>
              <text:list-item>
                <text:p>Converting to and from different formats</text:p>
                <text:list>
                  <text:list-item>
                    <text:p>PSI-MI</text:p>
                  </text:list-item>
                  <text:list-item>
                    <text:p>GSEA, SIF, SBG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7cm" svg:x="1.4cm" svg:y="0.837cm" presentation:class="title">
          <draw:text-box>
            <text:p>Paxtools Feature:cntd</text:p>
          </draw:text-box>
        </draw:frame>
        <draw:frame presentation:style-name="pr4" draw:layer="layout" svg:width="25.199cm" svg:height="13.86cm" svg:x="1.27cm" svg:y="5.08cm" presentation:class="outline" presentation:user-transformed="true">
          <draw:text-box>
            <text:list text:style-name="L2">
              <text:list-item>
                <text:p>Advanced Graph Queries</text:p>
              </text:list-item>
              <text:list-item>
                <text:p>Modular and lightweight structure</text:p>
              </text:list-item>
              <text:list-item>
                <text:p>A platform for development of BioPAX software infrastructure</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5.199cm" svg:height="3.256cm" svg:x="1.4cm" svg:y="0.962cm" presentation:class="title">
          <draw:text-box>
            <text:p>Getting Started</text:p>
          </draw:text-box>
        </draw:frame>
        <draw:frame presentation:style-name="pr4" draw:layer="layout" svg:width="25.199cm" svg:height="13.86cm" svg:x="1.4cm" svg:y="4.914cm" presentation:class="outline">
          <draw:text-box>
            <text:list text:style-name="L2">
              <text:list-item>
                <text:p>Wiki: http://sourceforge.net/apps/mediawiki/biopax/index.php?title=Paxtools</text:p>
              </text:list-item>
              <text:list-item>
                <text:p>Project documentation: http://biopax.sourceforge.net/paxtools</text:p>
              </text:list-item>
              <text:list-item>
                <text:p>Java Apidocs: http://biopax.sourceforge.net/paxtools/apidocs/index.html</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256cm" svg:x="1.4cm" svg:y="0.962cm" presentation:class="title">
          <draw:text-box>
            <text:p>Obtaining Paxtools</text:p>
          </draw:text-box>
        </draw:frame>
        <draw:frame presentation:style-name="pr4" draw:layer="layout" svg:width="25.199cm" svg:height="13.86cm" svg:x="1.27cm" svg:y="5.08cm" presentation:class="outline" presentation:user-transformed="true">
          <draw:text-box>
            <text:list text:style-name="L2">
              <text:list-item>
                <text:p>Release bundles – “Fat” jars (with dependencies) </text:p>
              </text:list-item>
              <text:list-item>
                <text:p>http://sourceforge.net/projects/biopax/files/paxtools/</text:p>
              </text:list-item>
              <text:list-item>
                <text:p>Individual modules (compiled JARs and POMs) can be found in the BioPAX maven repositories: http://biopax.sf.net/m2repo/snapshots or http://biopax.sf.net/m2repo/releases</text:p>
                <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5.199cm" svg:height="3.256cm" svg:x="1.4cm" svg:y="0.962cm" presentation:class="title">
          <draw:text-box>
            <text:p>Developing Paxtools</text:p>
          </draw:text-box>
        </draw:frame>
        <draw:frame presentation:style-name="pr4" draw:layer="layout" svg:width="25.199cm" svg:height="13.86cm" svg:x="1.27cm" svg:y="5.08cm" presentation:class="outline" presentation:user-transformed="true">
          <draw:text-box>
            <text:p text:style-name="P1"><text:span text:style-name="T1">Checkout” (read-only) source using the Mercurial client:</text:span></text:p>
            <text:p text:style-name="P2">hg clone <text:span text:style-name="T2">http://biopax.hg.sourceforge.net:8000/hgroot/biopax/paxtools</text:span> </text:p>
            <text:p text:style-name="P2"/>
            <text:p text:style-name="P2"/>
            <text:p text:style-name="P2">If you get stuck or have questions, look for support in the Paxtools support mailing list: https://lists.sourceforge.net/lists/listinfo/biopax-paxtools.</text:p>
            <text:p text:style-name="P2">For general questions related to BioPAX, use BioPAX discuss mailing list: <text:s/>http://groups.google.com/group/biopax-discuss.</text:p>
            <text:p text:style-name="P3"/>
          </draw:text-box>
        </draw:frame>
        <presentation:notes draw:style-name="dp2">
          <draw:page-thumbnail draw:style-name="gr1" draw:layer="layout" svg:width="13.968cm" svg:height="10.476cm" svg:x="3.81cm" svg:y="2.123cm" draw:page-number="7" presentation:class="page"/>
          <draw:frame presentation:style-name="pr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5.199cm" svg:height="3.256cm" svg:x="1.4cm" svg:y="0.962cm" presentation:class="title">
          <draw:text-box>
            <text:p>Module Structure</text:p>
          </draw:text-box>
        </draw:frame>
        <draw:frame presentation:style-name="pr4" draw:layer="layout" svg:width="25.199cm" svg:height="13.86cm" svg:x="1.4cm" svg:y="4.914cm" presentation:class="outline">
          <draw:text-box>
            <text:list text:style-name="L2">
              <text:list-item>
                <text:p>Core</text:p>
              </text:list-item>
              <text:list-item>
                <text:p>Jena IO</text:p>
              </text:list-item>
              <text:list-item>
                <text:p>Query</text:p>
              </text:list-item>
              <text:list-item>
                <text:p>PathwayCommons client</text:p>
              </text:list-item>
              <text:list-item>
                <text:p>PSI-MI converter</text:p>
              </text:list-item>
              <text:list-item>
                <text:p>Sif, GSEA, SBGN converter</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7cm" svg:x="1.4cm" svg:y="0.837cm" presentation:class="title">
          <draw:text-box>
            <text:p>My first model</text:p>
          </draw:text-box>
        </draw:frame>
        <draw:frame presentation:style-name="pr4" draw:text-style-name="P4" draw:layer="layout" svg:width="25.199cm" svg:height="13.86cm" svg:x="1.4cm" svg:y="4.914cm" presentation:class="outline">
          <draw:text-box>
            <text:p><text:span text:style-name="T3">Level3Factory factory = (Level3Factory) BioPAXLevel.L3.getDefaultFactory();</text:span></text:p>
            <text:p><text:span text:style-name="T4"/></text:p>
            <text:p><text:span text:style-name="T3">Model model = factory.createModel();</text:span></text:p>
            <text:p><text:span text:style-name="T3"/></text:p>
            <text:p><text:span text:style-name="T3">Protein protein1 = model.addNew(Protein.class, "http://biopax.org/tutorial/protein1");</text:span></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7cm" svg:x="1.4cm" svg:y="0.837cm" presentation:class="title">
          <draw:text-box>
            <text:p>Choosing a good ID</text:p>
          </draw:text-box>
        </draw:frame>
        <draw:frame presentation:style-name="pr4" draw:layer="layout" svg:width="25.199cm" svg:height="13.86cm" svg:x="0.836cm" svg:y="5.19cm" presentation:class="outline" presentation:user-transformed="true">
          <draw:text-box>
            <text:list text:style-name="L2">
              <text:list-item>
                <text:p>BioPAX uses RDF-IDs to uniquely identify resources. </text:p>
              </text:list-item>
              <text:list-item>
                <text:p>IDs sould be valid URIs and globally unique. </text:p>
              </text:list-item>
              <text:list-item>
                <text:p>Current best practice is to use the URL of your project or institution as the base for generating IDs.</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256cm" svg:x="1.4cm" svg:y="0.962cm" presentation:class="title">
          <draw:text-box>
            <text:p>Adding fields</text:p>
          </draw:text-box>
        </draw:frame>
        <draw:frame presentation:style-name="pr4" draw:layer="layout" svg:width="25.199cm" svg:height="13.86cm" svg:x="1.4cm" svg:y="4.914cm" presentation:class="outline">
          <draw:text-box>
            <text:list text:style-name="L2">
              <text:list-header>
                <text:p>protein1.setStandardName("standard test");</text:p>
                <text:p>protein1.setDisplayName("test");</text:p>
                <text:p>BiochemicalReaction rxn1 = model.addNew(BiochemicalReaction.class, "http://biopax.org/tutorial/rxn1" );</text:p>
              </text:list-header>
              <text:list-item>
                <text:p>rxn1.addLeft(protein1);</text:p>
                <text:p/>
                <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3.507cm" svg:x="1.4cm" svg:y="0.837cm" presentation:class="title">
          <draw:text-box>
            <text:p>Reading &amp; Writing</text:p>
          </draw:text-box>
        </draw:frame>
        <draw:frame presentation:style-name="pr4" draw:layer="layout" svg:width="25.199cm" svg:height="13.86cm" svg:x="1.4cm" svg:y="4.914cm" presentation:class="outline" presentation:user-transformed="true">
          <draw:text-box>
            <text:p>JENA</text:p>
            <text:p/>
            <text:p>BioPAXIOHandler handler = new JenaIOHandler(); </text:p>
            <text:p/>
            <text:p>or for level 3:</text:p>
            <text:p/>
            <text:p>BioPAXIOHandler handler = new JenaIOHandler(BioPAXLevel.L3);</text:p>
            <text:p/>
            <text:p>Simple</text:p>
            <text:p/>
            <text:p>BioPAXIOHandler handler = new SimpleIOHandler(); </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3.507cm" svg:x="1.4cm" svg:y="0.837cm" presentation:class="title">
          <draw:text-box>
            <text:p>Reading &amp; Writing</text:p>
          </draw:text-box>
        </draw:frame>
        <draw:frame presentation:style-name="pr4" draw:layer="layout" svg:width="25.329cm" svg:height="13.694cm" svg:x="1.27cm" svg:y="5.08cm" presentation:class="outline" presentation:user-transformed="true">
          <draw:text-box>
            <text:p>Model model = handler.convertFromOWL(inputStreamFromFile);</text:p>
            <text:p/>
            <text:p/>
            <text:p>handler.convertToOWL(model, outputStream );</text:p>
            <text:p/>
          </draw:text-box>
        </draw:frame>
        <presentation:notes draw:style-name="dp2">
          <draw:page-thumbnail draw:style-name="gr1" draw:layer="layout" svg:width="13.968cm" svg:height="10.476cm" svg:x="3.81cm" svg:y="2.123cm" draw:page-number="13" presentation:class="page"/>
          <draw:frame presentation:style-name="pr3" draw:text-style-name="P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4T11">
        <office:forms form:automatic-focus="false" form:apply-design-mode="false"/>
        <draw:frame presentation:style-name="pr1" draw:layer="layout" svg:width="25.199cm" svg:height="3.507cm" svg:x="1.4cm" svg:y="0.837cm" presentation:class="title">
          <draw:text-box>
            <text:p>Exporting to SIF</text:p>
          </draw:text-box>
        </draw:frame>
        <draw:frame presentation:style-name="pr4" draw:layer="layout" svg:width="25.329cm" svg:height="13.694cm" svg:x="1.271cm" svg:y="5.08cm" presentation:class="outline" presentation:user-transformed="true">
          <draw:text-box>
            <text:p><text:tab/>SimpleInteractionConverter converter = new </text:p>
            <text:p>SimpleInteractionConverter(</text:p>
            <text:p><text:tab/><text:tab/>new org.biopax.paxtools.io.sif.level3.ControlRule(),</text:p>
            <text:p><text:tab/><text:tab/>new org.biopax.paxtools.io.sif.level3.ParticipatesRule(),</text:p>
            <text:p><text:tab/><text:tab/>new org.biopax.paxtools.io.sif.level3.ComponentRule(),</text:p>
            <text:p><text:tab/><text:tab/>new org.biopax.paxtools.io.sif.level3.ControlsTogetherRule());</text:p>
            <text:p/>
            <text:p>converter.writeInteractionsInSIF(model,out);</text:p>
            <text:p/>
            <text:p>converter.writeInteractionsInSIFNX(</text:p>
            <text:p><text:tab/>m,out,out,true,handler.getEditorMap(),"name","xref");</text:p>
            <text:p/>
            <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4T11">
        <office:forms form:automatic-focus="false" form:apply-design-mode="false"/>
        <draw:frame presentation:style-name="pr1" draw:layer="layout" svg:width="25.199cm" svg:height="3.507cm" svg:x="1.4cm" svg:y="0.837cm" presentation:class="title">
          <draw:text-box>
            <text:p>Exporting to SIF</text:p>
          </draw:text-box>
        </draw:frame>
        <draw:frame presentation:style-name="pr4" draw:layer="layout" svg:width="25.329cm" svg:height="13.694cm" svg:x="1.271cm" svg:y="5.08cm" presentation:class="outline" presentation:user-transformed="true">
          <draw:text-box>
            <text:p><text:tab/>SimpleInteractionConverter converter = new </text:p>
            <text:p>SimpleInteractionConverter(</text:p>
            <text:p><text:tab/><text:tab/>new org.biopax.paxtools.io.sif.level3.ControlRule(),</text:p>
            <text:p><text:tab/><text:tab/>new org.biopax.paxtools.io.sif.level3.ParticipatesRule(),</text:p>
            <text:p><text:tab/><text:tab/>new org.biopax.paxtools.io.sif.level3.ComponentRule(),</text:p>
            <text:p><text:tab/><text:tab/>new org.biopax.paxtools.io.sif.level3.ControlsTogetherRule());</text:p>
            <text:p/>
            <text:p>converter.writeInteractionsInSIF(model,out);</text:p>
            <text:p/>
            <text:p>converter.writeInteractionsInSIFNX(</text:p>
            <text:p><text:tab/>m,out,out,true,handler.getEditorMap(),"name","xref");</text:p>
            <text:p/>
            <text:p/>
          </draw:text-box>
        </draw:frame>
        <presentation:notes draw:style-name="dp2">
          <draw:page-thumbnail draw:style-name="gr1" draw:layer="layout" svg:width="13.968cm" svg:height="10.476cm" svg:x="3.81cm" svg:y="2.123cm" draw:page-number="15" presentation:class="page"/>
          <draw:frame presentation:style-name="pr3" draw:text-style-name="P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4T11">
        <office:forms form:automatic-focus="false" form:apply-design-mode="false"/>
        <draw:frame presentation:style-name="pr1" draw:layer="layout" svg:width="25.199cm" svg:height="3.507cm" svg:x="1.4cm" svg:y="0.837cm" presentation:class="title">
          <draw:text-box>
            <text:p>Using Property Editors</text:p>
          </draw:text-box>
        </draw:frame>
        <draw:frame presentation:style-name="pr4" draw:layer="layout" svg:width="25.329cm" svg:height="13.694cm" svg:x="1.272cm" svg:y="5.08cm" presentation:class="outline" presentation:user-transformed="true">
          <draw:text-box>
            <text:p>public static String[][] listProperties(BioPAXElement bpe)</text:p>
            <text:p><text:tab/>{</text:p>
            <text:p><text:tab/>// In order to use properties you first need to get an EditorMap</text:p>
            <text:p><text:tab/>EditorMap editorMap = new SimpleEditorMap(BioPAXLevel.L3);</text:p>
            <text:p/>
            <text:p><text:tab/>// And then get all the editors for our biopax element </text:p>
            <text:p><text:s text:c="4"/><text:tab/>Set&lt;PropertyEditor&gt; editors = editorMap.getEditorsOf(bpe);</text:p>
            <text:p/>
            <text:p><text:tab/>// Let’s prepare a table to return values <text:s text:c="2"/></text:p>
            <text:p><text:tab/>String value[][] = new String[2][editors.size()];</text:p>
            <text:p><text:s text:c="4"/></text:p>
            <text:p><text:tab/>int row =0;</text:p>
            <text:p/>
            <text:p/>
          </draw:text-box>
        </draw:frame>
        <presentation:notes draw:style-name="dp2">
          <draw:page-thumbnail draw:style-name="gr1" draw:layer="layout" svg:width="13.968cm" svg:height="10.476cm" svg:x="3.81cm" svg:y="2.123cm" draw:page-number="16" presentation:class="page"/>
          <draw:frame presentation:style-name="pr3" draw:text-style-name="P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4T11">
        <office:forms form:automatic-focus="false" form:apply-design-mode="false"/>
        <draw:frame presentation:style-name="pr1" draw:layer="layout" svg:width="25.199cm" svg:height="3.507cm" svg:x="1.4cm" svg:y="0.837cm" presentation:class="title">
          <draw:text-box>
            <text:p>Using Property Editors -cntd</text:p>
          </draw:text-box>
        </draw:frame>
        <draw:frame presentation:style-name="pr4" draw:layer="layout" svg:width="25.329cm" svg:height="13.694cm" svg:x="1.272cm" svg:y="5.08cm" presentation:class="outline" presentation:user-transformed="true">
          <draw:text-box>
            <text:p>// For each property </text:p>
            <text:p><text:s text:c="4"/><text:tab/>for (PropertyEditor editor : editors)</text:p>
            <text:p><text:s text:c="4"/><text:tab/>{</text:p>
            <text:p><text:s text:c="8"/><text:tab/><text:tab/>// First column is the name of the property, e.g. “Name”</text:p>
            <text:p><text:tab/><text:tab/>value[0][row]= editor.getProperty();</text:p>
            <text:p><text:tab/><text:tab/>// Second column is the value e.g. “p53”, note that the value is <text:tab/><text:tab/>// sometimes a Set and we are using the Set.toString() to display <text:tab/><text:tab/>// the contents of multiple cardinality properties </text:p>
            <text:p><text:s text:c="8"/><text:tab/><text:tab/>value[1][row] = editor.getValueFromBean(bpe).toString();</text:p>
            <text:p><text:tab/><text:tab/>// increase the row index</text:p>
            <text:p><text:s text:c="8"/><text:tab/>row++;<text:tab/></text:p>
            <text:p><text:s text:c="4"/><text:tab/>}</text:p>
            <text:p><text:tab/>// We are done!<text:tab/></text:p>
            <text:p><text:s text:c="4"/><text:tab/>return value; <text:s/><text:tab/> </text:p>
            <text:p>}</text:p>
            <text:p/>
            <text:p/>
          </draw:text-box>
        </draw:frame>
        <presentation:notes draw:style-name="dp2">
          <draw:page-thumbnail draw:style-name="gr1" draw:layer="layout" svg:width="13.968cm" svg:height="10.476cm" svg:x="3.81cm" svg:y="2.123cm" draw:page-number="17" presentation:class="page"/>
          <draw:frame presentation:style-name="pr3" draw:text-style-name="P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4T11">
        <office:forms form:automatic-focus="false" form:apply-design-mode="false"/>
        <draw:frame presentation:style-name="pr1" draw:layer="layout" svg:width="25.199cm" svg:height="3.507cm" svg:x="1.4cm" svg:y="0.837cm" presentation:class="title">
          <draw:text-box>
            <text:p>Traversing, Cloning and Merging</text:p>
          </draw:text-box>
        </draw:frame>
        <draw:frame presentation:style-name="pr4" draw:text-style-name="P6" draw:layer="layout" svg:width="25.329cm" svg:height="13.694cm" svg:x="1.272cm" svg:y="5.08cm" presentation:class="outline" presentation:user-transformed="true">
          <draw:text-box>
            <text:p><text:span text:style-name="T2">BioPAXIOHandler jena = new JenaIOHandler();</text:span></text:p>
            <text:p><text:span text:style-name="T2">Model model1 = jena.convertFromOWL(“pathway.owl”);</text:span></text:p>
            <text:p><text:span text:style-name="T2">Model model2 = model1.getLevel().getDefaultFactory().createModel();</text:span></text:p>
            <text:p><text:span text:style-name="T2">model2.add( model1.getById(“The_reaction_id”) );</text:span></text:p>
            <text:p><text:span text:style-name="T2">jena.convertToOWL(model2, file2OutputStream);</text:span></text:p>
          </draw:text-box>
        </draw:frame>
        <presentation:notes draw:style-name="dp2">
          <draw:page-thumbnail draw:style-name="gr1" draw:layer="layout" svg:width="13.968cm" svg:height="10.476cm" svg:x="3.81cm" svg:y="2.123cm" draw:page-number="18" presentation:class="page"/>
          <draw:frame presentation:style-name="pr3" draw:text-style-name="P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4T11">
        <office:forms form:automatic-focus="false" form:apply-design-mode="false"/>
        <draw:frame presentation:style-name="pr1" draw:layer="layout" svg:width="25.199cm" svg:height="3.507cm" svg:x="1.4cm" svg:y="0.837cm" presentation:class="title">
          <draw:text-box>
            <text:p>Traversing - cntd</text:p>
          </draw:text-box>
        </draw:frame>
        <draw:frame presentation:style-name="pr4" draw:layer="layout" svg:width="25.329cm" svg:height="13.694cm" svg:x="1.272cm" svg:y="5.08cm" presentation:class="outline" presentation:user-transformed="true">
          <draw:text-box>
            <text:p>public void visit(BioPAXElement domain, Object range, </text:p>
            <text:p><text:s/>Model model, PropertyEditor editor)</text:p>
            <text:p><text:tab/>{</text:p>
            <text:p><text:s text:c="4"/><text:tab/><text:tab/>// We are only interested in the BioPAXElements since</text:p>
            <text:p><text:tab/> <text:s text:c="3"/><text:tab/>// primitive fields are always copied by value <text:s text:c="3"/></text:p>
            <text:p><text:s/><text:tab/><text:tab/>if(range != null &amp;&amp; range instanceof BioPAXElement)</text:p>
            <text:p><text:tab/> <text:s text:c="3"/><text:tab/>{</text:p>
            <text:p><text:tab/><text:tab/> <text:s text:c="7"/><text:tab/>BioPAXElement bpe = (BioPAXElement) range;</text:p>
            <text:p><text:tab/></text:p>
            <text:p><text:s text:c="8"/><text:tab/><text:tab/><text:tab/>if(!targetModel.contains(bpe))</text:p>
            <text:p><text:s text:c="8"/><text:tab/><text:tab/><text:tab/>{</text:p>
            <text:p><text:s text:c="12"/><text:tab/><text:tab/><text:tab/>targetModel.add(bpe);</text:p>
            <text:p><text:tab/><text:tab/> <text:s text:c="11"/><text:tab/>traverser.traverse(bpe, model);</text:p>
            <text:p><text:s text:c="8"/><text:tab/><text:tab/><text:tab/>}</text:p>
            <text:p><text:s text:c="4"/><text:tab/><text:tab/>}</text:p>
            <text:p><text:tab/>}</text:p>
            <text:p/>
          </draw:text-box>
        </draw:frame>
        <presentation:notes draw:style-name="dp2">
          <draw:page-thumbnail draw:style-name="gr1" draw:layer="layout" svg:width="13.968cm" svg:height="10.476cm" svg:x="3.81cm" svg:y="2.123cm" draw:page-number="19" presentation:class="page"/>
          <draw:frame presentation:style-name="pr3" draw:text-style-name="P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4T11">
        <office:forms form:automatic-focus="false" form:apply-design-mode="false"/>
        <draw:frame presentation:style-name="pr1" draw:layer="layout" svg:width="25.199cm" svg:height="3.507cm" svg:x="1.4cm" svg:y="0.837cm" presentation:class="title">
          <draw:text-box>
            <text:p>Traversing-cntd</text:p>
          </draw:text-box>
        </draw:frame>
        <draw:frame presentation:style-name="pr4" draw:layer="layout" svg:width="25.329cm" svg:height="13.694cm" svg:x="1.272cm" svg:y="5.08cm" presentation:class="outline" presentation:user-transformed="true">
          <draw:text-box>
            <text:p><text:tab/>public Model excise(Model sourceModel, String... ids)</text:p>
            <text:p><text:tab/>{</text:p>
            <text:p><text:s text:c="4"/><text:tab/>// Create a new model that will contain the element(s) of interest</text:p>
            <text:p><text:s text:c="4"/><text:tab/> this.targetModel = <text:tab/><text:tab/>editorMap.getLevel().getDefaultFactory().createModel();</text:p>
            <text:p/>
            <text:p><text:s text:c="4"/><text:tab/>for(String id: ids)</text:p>
            <text:p><text:s text:c="4"/><text:tab/>{</text:p>
            <text:p><text:tab/> <text:s text:c="7"/><text:tab/>// Get the BioPAX element</text:p>
            <text:p><text:s text:c="8"/><text:tab/><text:tab/>BioPAXElement bpe = sourceModel.getByID(id);</text:p>
            <text:p><text:s text:c="8"/><text:tab/><text:tab/>// Add it to the model</text:p>
            <text:p><text:tab/> <text:s text:c="7"/><text:tab/>targetModel.add(bpe);</text:p>
            <text:p><text:s text:c="8"/><text:tab/><text:tab/>// Add the elements that bpe is dependent on</text:p>
            <text:p><text:tab/> <text:s text:c="7"/><text:tab/>traverser.traverse(bpe, sourceModel);</text:p>
            <text:p><text:s text:c="4"/><text:tab/>}</text:p>
            <text:p/>
            <text:p><text:s text:c="4"/><text:tab/>return targetModel;</text:p>
            <text:p><text:tab/>}</text:p>
            <text:p><text:s text:c="4"/>}</text:p>
            <text:p/>
          </draw:text-box>
        </draw:frame>
        <presentation:notes draw:style-name="dp2">
          <draw:page-thumbnail draw:style-name="gr1" draw:layer="layout" svg:width="13.968cm" svg:height="10.476cm" svg:x="3.81cm" svg:y="2.123cm" draw:page-number="20" presentation:class="page"/>
          <draw:frame presentation:style-name="pr3" draw:text-style-name="P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4T11">
        <office:forms form:automatic-focus="false" form:apply-design-mode="false"/>
        <draw:frame presentation:style-name="pr1" draw:layer="layout" svg:width="25.199cm" svg:height="3.507cm" svg:x="1.4cm" svg:y="0.837cm" presentation:class="title">
          <draw:text-box>
            <text:p>Using Property Editors -cntd</text:p>
          </draw:text-box>
        </draw:frame>
        <draw:frame presentation:style-name="pr4" draw:layer="layout" svg:width="25.329cm" svg:height="13.694cm" svg:x="1.272cm" svg:y="5.08cm" presentation:class="outline" presentation:user-transformed="true">
          <draw:text-box>
            <text:p>// For each property </text:p>
            <text:p><text:s text:c="4"/><text:tab/>for (PropertyEditor editor : editors)</text:p>
            <text:p><text:s text:c="4"/><text:tab/>{</text:p>
            <text:p><text:s text:c="8"/><text:tab/><text:tab/>// First column is the name of the property, e.g. “Name”</text:p>
            <text:p><text:tab/><text:tab/>value[0][row]= editor.getProperty();</text:p>
            <text:p><text:tab/><text:tab/>// Second column is the value e.g. “p53”, note that the value is <text:tab/><text:tab/>// sometimes a Set and we are using the Set.toString() to display <text:tab/><text:tab/>// the contents of multiple cardinality properties </text:p>
            <text:p><text:s text:c="8"/><text:tab/><text:tab/>value[1][row] = editor.getValueFromBean(bpe).toString();</text:p>
            <text:p><text:tab/><text:tab/>// increase the row index</text:p>
            <text:p><text:s text:c="8"/><text:tab/>row++;<text:tab/></text:p>
            <text:p><text:s text:c="4"/><text:tab/>}</text:p>
            <text:p><text:tab/>// We are done!<text:tab/></text:p>
            <text:p><text:s text:c="4"/><text:tab/>return value; <text:s/><text:tab/> </text:p>
            <text:p>}</text:p>
            <text:p/>
            <text:p/>
          </draw:text-box>
        </draw:frame>
        <presentation:notes draw:style-name="dp2">
          <draw:page-thumbnail draw:style-name="gr1" draw:layer="layout" svg:width="13.968cm" svg:height="10.476cm" svg:x="3.81cm" svg:y="2.123cm" draw:page-number="21" presentation:class="page"/>
          <draw:frame presentation:style-name="pr3" draw:text-style-name="P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4T11">
        <office:forms form:automatic-focus="false" form:apply-design-mode="false"/>
        <draw:frame presentation:style-name="pr1" draw:layer="layout" svg:width="25.199cm" svg:height="3.507cm" svg:x="1.4cm" svg:y="0.837cm" presentation:class="title">
          <draw:text-box>
            <text:p>Queries</text:p>
          </draw:text-box>
        </draw:frame>
        <draw:frame presentation:style-name="pr4" draw:layer="layout" svg:width="25.329cm" svg:height="13.694cm" svg:x="1.272cm" svg:y="5.08cm" presentation:class="outline" presentation:user-transformed="true">
          <draw:text-box>
            <text:p>Set&lt;BioPAXElement&gt; sourceSet = new HashSet&lt;BioPAXElement&gt;();</text:p>
            <text:p><text:tab/>// Add the related source PhysicalEntity (or children) objects to the source set</text:p>
            <text:p><text:tab/>sourceSet.add(...</text:p>
            <text:p><text:tab/>int limit = 2;</text:p>
            <text:p><text:tab/>boolean upstream = true;</text:p>
            <text:p><text:tab/>boolean downstream = true;</text:p>
            <text:p/>
            <text:p><text:tab/>Set&lt;BioPAXElement&gt; result =</text:p>
            <text:p><text:tab/>QueryExecuter.runNeighborhood(sourceSet, model, limit, upstream, downstream);</text:p>
          </draw:text-box>
        </draw:frame>
        <presentation:notes draw:style-name="dp2">
          <draw:page-thumbnail draw:style-name="gr1" draw:layer="layout" svg:width="13.968cm" svg:height="10.476cm" svg:x="3.81cm" svg:y="2.123cm" draw:page-number="22" presentation:class="page"/>
          <draw:frame presentation:style-name="pr3" draw:text-style-name="P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4T11">
        <office:forms form:automatic-focus="false" form:apply-design-mode="false"/>
        <draw:frame presentation:style-name="pr1" draw:layer="layout" svg:width="25.199cm" svg:height="3.507cm" svg:x="1.4cm" svg:y="0.837cm" presentation:class="title">
          <draw:text-box>
            <text:p>Queries</text:p>
          </draw:text-box>
        </draw:frame>
        <draw:frame presentation:style-name="pr4" draw:layer="layout" svg:width="25.329cm" svg:height="13.694cm" svg:x="1.272cm" svg:y="5.08cm" presentation:class="outline" presentation:user-transformed="true">
          <draw:text-box>
            <text:p>Set&lt;BioPAXElement&gt; sourceSet = new HashSet&lt;BioPAXElement&gt;();</text:p>
            <text:p><text:tab/>// Add the related source PhysicalEntity (or children) objects to the source set</text:p>
            <text:p><text:tab/>sourceSet.add(...</text:p>
            <text:p><text:tab/>int limit = 2;</text:p>
            <text:p><text:tab/>boolean upstream = true;</text:p>
            <text:p><text:tab/>boolean downstream = true;</text:p>
            <text:p/>
            <text:p><text:tab/>Set&lt;BioPAXElement&gt; result =</text:p>
            <text:p><text:tab/>QueryExecuter.runNeighborhood(sourceSet, model, limit, upstream, downstream);</text:p>
          </draw:text-box>
        </draw:frame>
        <presentation:notes draw:style-name="dp2">
          <draw:page-thumbnail draw:style-name="gr1" draw:layer="layout" svg:width="13.968cm" svg:height="10.476cm" svg:x="3.81cm" svg:y="2.123cm" draw:page-number="23" presentation:class="page"/>
          <draw:frame presentation:style-name="pr3" draw:text-style-name="P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7cm" svg:x="1.4cm" svg:y="0.837cm" presentation:class="title">
          <draw:text-box>
            <text:p>Queries</text:p>
          </draw:text-box>
        </draw:frame>
        <draw:frame presentation:style-name="pr4" draw:layer="layout" svg:width="25.199cm" svg:height="13.86cm" svg:x="1.4cm" svg:y="4.914cm" presentation:class="outline">
          <draw:text-box>
            <text:list text:style-name="L2">
              <text:list-item>
                <text:p>Neighborhood</text:p>
              </text:list-item>
              <text:list-item>
                <text:p>GOI</text:p>
              </text:list-item>
              <text:list-item>
                <text:p>POI</text:p>
              </text:list-item>
              <text:list-item>
                <text:p>CommonStream</text:p>
              </text:list-item>
              <text:list-item>
                <text:p>CommonStream with POI</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7cm" svg:x="1.4cm" svg:y="0.837cm" presentation:class="title">
          <draw:text-box>
            <text:p>Accessing from Console</text:p>
          </draw:text-box>
        </draw:frame>
        <draw:frame presentation:style-name="pr4" draw:layer="layout" svg:width="25.199cm" svg:height="13.86cm" svg:x="1.4cm" svg:y="4.914cm" presentation:class="outline" presentation:user-transformed="true">
          <draw:text-box>
            <text:p text:style-name="P2">--merge &lt;file1&gt; &lt;file2&gt; &lt;output&gt;</text:p>
            <text:p text:style-name="P2">--to-sif &lt;file1&gt; &lt;output&gt;</text:p>
            <text:p text:style-name="P2">--to-sifnx &lt;file1&gt; &lt;outEdges&gt; &lt;outNodes&gt; prop1,prop2,etc...</text:p>
            <text:p text:style-name="P2">--validate &lt;path&gt; &lt;out&gt; [xml|html]</text:p>
            <text:p text:style-name="P2"><text:span text:style-name="T5">--integrate &lt;file1&gt; &lt;file2&gt; &lt;output&gt;</text:span><text:span text:style-name="T6"> (experimental)</text:span></text:p>
            <text:p text:style-name="P2">--to-level3 &lt;file1&gt; &lt;output&gt;</text:p>
            <text:p text:style-name="P2">--psimi-to &lt;level&gt; &lt;file1&gt; &lt;output&gt;</text:p>
            <text:p text:style-name="P2">--to-GSEA &lt;file1&gt; &lt;output&gt; &lt;database&gt; &lt;crossSpeciesCheck&gt;" converts level 1 or 2 or 3 to GSEA output. Searches database for participant id or uses biopax rdf id if database is NONE. Cross species check ensures participant protein is from same species as pathway (set to true or false).</text:p>
            <text:p text:style-name="P2">--fetch &lt;file1&gt; &lt;id1,id2,..&gt; &lt;output&gt; extracts a sub-model (id1,id2, etc. - new “root” elements)</text:p>
            <text:p text:style-name="P2">--get-neighbors &lt;file1&gt; &lt;id1,id2,..&gt; &lt;output&gt; nearest neighborhood graph query</text:p>
          </draw:text-box>
        </draw:frame>
        <presentation:notes draw:style-name="dp2">
          <draw:page-thumbnail draw:style-name="gr1" draw:layer="layout" svg:width="13.968cm" svg:height="10.476cm" svg:x="3.81cm" svg:y="2.123cm" draw:page-number="25" presentation:class="page"/>
          <draw:frame presentation:style-name="pr3" draw:text-style-name="P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7cm" svg:x="1.4cm" svg:y="0.837cm" presentation:class="title">
          <draw:text-box>
            <text:p>Get Involved</text:p>
          </draw:text-box>
        </draw:frame>
        <draw:frame presentation:style-name="pr4" draw:layer="layout" svg:width="25.199cm" svg:height="13.86cm" svg:x="1.4cm" svg:y="4.914cm" presentation:class="outline">
          <draw:text-box>
            <text:list text:style-name="L2">
              <text:list-item>
                <text:p>Use Paxtools and report issues and feature requests. See : http://biopax.sourceforge.net/paxtools/issue-tracking.html</text:p>
              </text:list-item>
              <text:list-item>
                <text:p>Respond to questions by other users at biopax-paxtools</text:p>
              </text:list-item>
              <text:list-item>
                <text:p>Try your hand at fixing bugs and implementing requests </text:p>
              </text:list-item>
              <text:list-item>
                <text:p>Improve this documentation.</text:p>
              </text:list-item>
              <text:list-item>
                <text:p>Spread the word. Let other people know about BioPAX and Paxtools. </text:p>
              </text:list-item>
            </text:list>
          </draw:text-box>
        </draw:frame>
        <presentation:notes draw:style-name="dp2">
          <draw:page-thumbnail draw:style-name="gr1" draw:layer="layout" svg:width="13.968cm" svg:height="10.476cm" svg:x="3.81cm" svg:y="2.123cm" draw:page-number="26" presentation:class="page"/>
          <draw:frame presentation:style-name="pr3" draw:text-style-name="P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gradient draw:name="bgreen" draw:style="linear" draw:start-color="#ffffff" draw:end-color="#33cc66" draw:start-intensity="100%" draw:end-intensity="100%" draw:angle="0" draw:border="95%"/>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_20_2" style:display-name="heading 2" style:family="graphic">
      <style:paragraph-properties fo:margin-top="1.12cm" fo:margin-bottom="0.249cm" style:text-autospace="none"/>
      <style:text-properties fo:font-size="18pt" fo:language="en" fo:country="US" fo:font-weight="bold" style:language-asian="en" style:country-asian="US" style:font-size-complex="18pt" style:font-weight-complex="bold"/>
    </style:style>
    <style:style style:name="Default_20_Paragraph_20_Font" style:display-name="Default Paragraph Font" style:family="graphic">
      <style:paragraph-properties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Table_20_Heading" style:display-name="Table Heading" style:family="graphic">
      <style:paragraph-properties fo:text-align="center" style:text-autospace="none"/>
      <style:text-properties fo:font-size="12pt" fo:language="en" fo:country="US" fo:font-weight="bold" style:language-asian="en" style:country-asian="US" style:font-size-complex="12pt" style:font-weight-complex="bold"/>
    </style:style>
    <style:style style:name="_5f_OOoComputerCode" style:display-name="_OOoComputerCode" style:family="graphic">
      <style:paragraph-properties style:text-autospace="none"/>
      <style:text-properties fo:font-family="'Andale Mono'" style:font-pitch="fixed" fo:font-size="12pt" fo:language="en" fo:country="US" style:language-asian="en" style:country-asian="US" style:font-family-complex="'Andale Mono'" style:font-pitch-complex="fixed" style:font-size-complex="12pt"/>
    </style:style>
    <style:style style:name="OOoComputerCode" style:family="graphic">
      <style:paragraph-properties style:text-autospace="none"/>
      <style:text-properties fo:font-family="'Courier New'" style:font-family-generic="roman" style:font-pitch="variable" fo:font-size="12pt" fo:language="en" fo:country="US" style:language-asian="en" style:country-asian="US" style:font-family-complex="'Courier New'" style:font-family-generic-complex="roman" style:font-pitch-complex="variable" style:font-size-complex="12pt"/>
    </style:style>
    <style:style style:name="_5f_OOoComputerBase" style:display-name="_OOoComputerBase" style:family="graphic">
      <style:paragraph-properties style:text-autospace="none"/>
      <style:text-properties fo:font-family="'Courier New'" style:font-family-generic="roman" style:font-pitch="variable" fo:font-size="12pt" fo:language="en" fo:country="US" style:language-asian="en" style:country-asian="US" style:font-family-complex="'Courier New'" style:font-family-generic-complex="roman" style:font-pitch-complex="variable" style:font-size-complex="12pt"/>
    </style:style>
    <style:style style:name="_5f_JavaIdent" style:display-name="_JavaIdent" style:family="graphic">
      <style:paragraph-properties style:text-autospace="none"/>
      <style:text-properties fo:font-family="'Courier New'" style:font-family-generic="roman" style:font-pitch="variable" fo:font-size="12pt" fo:language="en" fo:country="US" style:language-asian="en" style:country-asian="US" style:font-family-complex="'Courier New'" style:font-family-generic-complex="roman" style:font-pitch-complex="variable" style:font-size-complex="12pt"/>
    </style:style>
    <style:style style:name="_5f_JavaKeyWord" style:display-name="_JavaKeyWord" style:family="graphic">
      <style:paragraph-properties style:text-autospace="none"/>
      <style:text-properties fo:color="#99284c" fo:font-family="'Courier New'" style:font-family-generic="roman" style:font-pitch="variable" fo:font-size="12pt" fo:language="zxx" fo:country="none" style:language-asian="en" style:country-asian="US" style:font-family-complex="'Courier New'" style:font-family-generic-complex="roman" style:font-pitch-complex="variable" style:font-size-complex="12pt"/>
    </style:style>
    <style:style style:name="_5f_JavaLiteral" style:display-name="_JavaLiteral" style:family="graphic">
      <style:paragraph-properties style:text-autospace="none"/>
      <style:text-properties fo:color="#0000ff" fo:font-family="'Courier New'" style:font-family-generic="roman" style:font-pitch="variable" fo:font-size="12pt" fo:language="en" fo:country="US" style:language-asian="en" style:country-asian="US" style:font-family-complex="'Courier New'" style:font-family-generic-complex="roman" style:font-pitch-complex="variable" style:font-size-complex="12pt"/>
    </style:style>
    <style:style style:name="_5f_JavaComment" style:display-name="_JavaComment" style:family="graphic">
      <style:paragraph-properties style:text-autospace="none"/>
      <style:text-properties fo:color="#99ccff" fo:font-family="'Courier New'" style:font-family-generic="roman" style:font-pitch="variable" fo:font-size="12pt" fo:language="en" fo:country="US" style:language-asian="en" style:country-asian="US" style:font-family-complex="'Courier New'" style:font-family-generic-complex="roman" style:font-pitch-complex="variable" style:font-size-complex="12pt"/>
    </style:style>
    <style:style style:name="_5f_OOoComputerCodeLastLine" style:display-name="_OOoComputerCodeLastLine" style:family="graphic">
      <style:paragraph-properties style:text-autospace="none"/>
      <style:text-properties fo:font-size="12pt" fo:language="en" fo:country="US" style:language-asian="en" style:country-asian="US" style:font-size-complex="12pt"/>
    </style:style>
    <style:style style:name="LLS_5f_8_5f_0" style:display-name="LLS_8_0" style:family="graphic">
      <style:paragraph-properties style:text-autospace="none"/>
      <style:text-properties fo:font-family="Arial" style:font-family-generic="swiss" style:font-pitch="variable" fo:font-size="11pt" fo:language="en" fo:country="US" style:font-family-asian="Arial" style:font-family-generic-asian="swiss" style:font-pitch-asian="variable" style:language-asian="en" style:country-asian="US" style:font-family-complex="Arial" style:font-family-generic-complex="swiss" style:font-pitch-complex="variable" style:font-size-complex="11pt"/>
    </style:style>
    <style:style style:name="LLS_5f_8_5f_1" style:display-name="LLS_8_1" style:family="graphic">
      <style:paragraph-properties style:text-autospace="none"/>
      <style:text-properties fo:font-family="Arial" style:font-family-generic="swiss" style:font-pitch="variable" fo:font-size="11pt" fo:language="en" fo:country="US" style:font-family-asian="Arial" style:font-family-generic-asian="swiss" style:font-pitch-asian="variable" style:language-asian="en" style:country-asian="US" style:font-family-complex="Arial" style:font-family-generic-complex="swiss" style:font-pitch-complex="variable" style:font-size-complex="11pt"/>
    </style:style>
    <style:style style:name="LLS_5f_8_5f_2" style:display-name="LLS_8_2" style:family="graphic">
      <style:paragraph-properties style:text-autospace="none"/>
      <style:text-properties fo:font-family="Arial" style:font-family-generic="swiss" style:font-pitch="variable" fo:font-size="11pt" fo:language="en" fo:country="US" style:font-family-asian="Arial" style:font-family-generic-asian="swiss" style:font-pitch-asian="variable" style:language-asian="en" style:country-asian="US" style:font-family-complex="Arial" style:font-family-generic-complex="swiss" style:font-pitch-complex="variable" style:font-size-complex="11pt"/>
    </style:style>
    <style:style style:name="LLS_5f_8_5f_3" style:display-name="LLS_8_3" style:family="graphic">
      <style:paragraph-properties style:text-autospace="none"/>
      <style:text-properties fo:font-family="Arial" style:font-family-generic="swiss" style:font-pitch="variable" fo:font-size="11pt" fo:language="en" fo:country="US" style:font-family-asian="Arial" style:font-family-generic-asian="swiss" style:font-pitch-asian="variable" style:language-asian="en" style:country-asian="US" style:font-family-complex="Arial" style:font-family-generic-complex="swiss" style:font-pitch-complex="variable" style:font-size-complex="11pt"/>
    </style:style>
    <style:style style:name="LLS_5f_8_5f_4" style:display-name="LLS_8_4" style:family="graphic">
      <style:paragraph-properties style:text-autospace="none"/>
      <style:text-properties fo:font-family="Arial" style:font-family-generic="swiss" style:font-pitch="variable" fo:font-size="11pt" fo:language="en" fo:country="US" style:font-family-asian="Arial" style:font-family-generic-asian="swiss" style:font-pitch-asian="variable" style:language-asian="en" style:country-asian="US" style:font-family-complex="Arial" style:font-family-generic-complex="swiss" style:font-pitch-complex="variable" style:font-size-complex="11pt"/>
    </style:style>
    <style:style style:name="LLS_5f_8_5f_5" style:display-name="LLS_8_5" style:family="graphic">
      <style:paragraph-properties style:text-autospace="none"/>
      <style:text-properties fo:font-family="Arial" style:font-family-generic="swiss" style:font-pitch="variable" fo:font-size="11pt" fo:language="en" fo:country="US" style:font-family-asian="Arial" style:font-family-generic-asian="swiss" style:font-pitch-asian="variable" style:language-asian="en" style:country-asian="US" style:font-family-complex="Arial" style:font-family-generic-complex="swiss" style:font-pitch-complex="variable" style:font-size-complex="11pt"/>
    </style:style>
    <style:style style:name="LLS_5f_8_5f_6" style:display-name="LLS_8_6" style:family="graphic">
      <style:paragraph-properties style:text-autospace="none"/>
      <style:text-properties fo:font-family="Arial" style:font-family-generic="swiss" style:font-pitch="variable" fo:font-size="11pt" fo:language="en" fo:country="US" style:font-family-asian="Arial" style:font-family-generic-asian="swiss" style:font-pitch-asian="variable" style:language-asian="en" style:country-asian="US" style:font-family-complex="Arial" style:font-family-generic-complex="swiss" style:font-pitch-complex="variable" style:font-size-complex="11pt"/>
    </style:style>
    <style:style style:name="LLS_5f_8_5f_7" style:display-name="LLS_8_7" style:family="graphic">
      <style:paragraph-properties style:text-autospace="none"/>
      <style:text-properties fo:font-family="Arial" style:font-family-generic="swiss" style:font-pitch="variable" fo:font-size="11pt" fo:language="en" fo:country="US" style:font-family-asian="Arial" style:font-family-generic-asian="swiss" style:font-pitch-asian="variable" style:language-asian="en" style:country-asian="US" style:font-family-complex="Arial" style:font-family-generic-complex="swiss" style:font-pitch-complex="variable" style:font-size-complex="11pt"/>
    </style:style>
    <style:style style:name="LLS_5f_8_5f_8" style:display-name="LLS_8_8" style:family="graphic">
      <style:paragraph-properties style:text-autospace="none"/>
      <style:text-properties fo:font-family="Arial" style:font-family-generic="swiss" style:font-pitch="variable" fo:font-size="11pt" fo:language="en" fo:country="US" style:font-family-asian="Arial" style:font-family-generic-asian="swiss" style:font-pitch-asian="variable" style:language-asian="en" style:country-asian="US" style:font-family-complex="Arial" style:font-family-generic-complex="swiss" style:font-pitch-complex="variable" style:font-size-complex="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blue3"/>
      <table:last-row table:style-name="blue3"/>
      <table:first-column table:style-name="blue3"/>
      <table:last-column table:style-name="blue3"/>
      <table:odd-rows table:style-name="blue2"/>
      <table:odd-columns table:style-name="blue2"/>
      <table:body table:style-name="blue1"/>
    </table:table-template>
    <style:style style:name="Default-background" style:family="presentation">
      <style:graphic-properties draw:stroke="none" draw:fill="gradient" draw:fill-gradient-name="bgreen"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bgree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mek Demir</meta:initial-creator>
    <meta:creation-date>2011-04-17T13:38:34</meta:creation-date>
    <meta:editing-duration>PT1H46M22S</meta:editing-duration>
    <meta:editing-cycles>10</meta:editing-cycles>
    <dc:date>2012-05-21T09:44:06</dc:date>
    <dc:creator>Emek Demir</dc:creator>
    <meta:generator>LibreOffice/3.5$Linux_X86_64 LibreOffice_project/350m1$Build-202</meta:generator>
    <meta:document-statistic meta:object-count="125"/>
  </office:meta>
</office:document-meta>
</file>